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8ebb" officeooo:paragraph-rsid="00068e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8ebb" officeooo:paragraph-rsid="00068eb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 5215</text:p>
      <text:p text:style-name="P2"><text:tab/><text:span text:style-name="T1">This project is a report that displays total itemized costs for parent work orders, able to be filtered by a date range or job range. This easily allows the company to keep track of overall job co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2:53:32.153000000</meta:creation-date>
    <dc:date>2018-10-30T12:55:12.359000000</dc:date>
    <meta:editing-duration>PT1M40S</meta:editing-duration>
    <meta:editing-cycles>1</meta:editing-cycles>
    <meta:document-statistic meta:table-count="0" meta:image-count="0" meta:object-count="0" meta:page-count="1" meta:paragraph-count="2" meta:word-count="39" meta:character-count="209" meta:non-whitespace-character-count="171"/>
    <meta:generator>LibreOffice/6.0.4.2$Windows_X86_64 LibreOffice_project/9b0d9b32d5dcda91d2f1a96dc04c645c450872bf</meta:generator>
  </office:meta>
</office:document-meta>
</file>